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draw:marker-start="Arrow" draw:marker-start-width="0cm" draw:marker-end-width="0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width="0.3cm" svg:stroke-color="#000000" draw:marker-start="Arrow" draw:fill="none" draw:fill-color="#ffffff" draw:textarea-horizontal-align="left" draw:auto-grow-height="true" draw:auto-grow-width="false" fo:min-height="0cm" fo:min-width="3.764cm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width="0.3cm" svg:stroke-color="#000000" draw:marker-start="Arrow" draw:fill="none" draw:fill-color="#ffffff" draw:textarea-horizontal-align="left" draw:auto-grow-height="true" draw:auto-grow-width="false" fo:min-height="0.383cm" fo:min-width="4.5cm" fo:padding-top="0.275cm" fo:padding-bottom="0.275cm" fo:padding-left="0.4cm" fo:padding-right="0.4cm"/>
    </style:style>
    <style:style style:name="gr5" style:family="graphic" style:parent-style-name="objectwithoutfill">
      <style:graphic-properties draw:marker-end="Arrowheads_20_3" draw:fill="none" draw:textarea-vertical-align="middle"/>
    </style:style>
    <style:style style:name="gr6" style:family="graphic" style:parent-style-name="standard">
      <style:graphic-properties draw:marker-end="Arrowheads_20_5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cm"/>
    </style:style>
    <style:style style:name="gr8" style:family="graphic" style:parent-style-name="standard">
      <style:graphic-properties draw:stroke="none" svg:stroke-color="#000000" draw:fill="none" draw:fill-color="#ffffff" fo:min-height="1.25cm"/>
    </style:style>
    <style:style style:name="gr9" style:family="graphic" style:parent-style-name="standard">
      <style:graphic-properties draw:stroke="none" svg:stroke-width="0.3cm" svg:stroke-color="#000000" draw:marker-start="Arrow" draw:fill="none" draw:fill-color="#ffffff" draw:textarea-horizontal-align="left" draw:auto-grow-height="true" draw:auto-grow-width="false" fo:min-height="0cm" fo:min-width="4.5cm" fo:padding-top="0.275cm" fo:padding-bottom="0.275cm" fo:padding-left="0.4cm" fo:padding-right="0.4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objectwithoutfill">
      <style:graphic-properties draw:marker-end="Arrowheads_20_5" draw:fill="none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gr1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00ae00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9pt" style:font-size-asian="9pt" style:font-size-complex="9pt"/>
    </style:style>
    <style:style style:name="P9" style:family="paragraph">
      <style:paragraph-properties fo:text-align="center"/>
      <style:text-properties fo:color="#ff0000"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center"/>
      <style:text-properties fo:color="#0000ff" fo:font-size="9pt" style:font-size-asian="9pt" style:font-size-complex="9pt"/>
    </style:style>
    <style:style style:name="P11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family="'Liberation Sans'" style:font-style-name="Regular" style:font-family-generic="swiss" fo:font-size="9pt" fo:font-weight="normal" style:font-family-asian="'Liberation Sans'" style:font-style-name-asian="Regular" style:font-family-generic-asian="swiss" style:font-size-asian="9pt" style:font-weight-asian="normal" style:font-family-complex="'Liberation Sans'" style:font-style-name-complex="Regular" style:font-family-generic-complex="swiss" style:font-size-complex="9pt" style:font-weight-complex="normal"/>
    </style:style>
    <style:style style:name="T6" style:family="text">
      <style:text-properties fo:color="#00ae00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00ff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ff00ff" fo:font-family="'Liberation Sans'" style:font-style-name="Regular" style:font-family-generic="swiss" fo:font-size="9pt" fo:font-weight="bold" style:font-family-asian="'Liberation Sans'" style:font-style-name-asian="Regular" style:font-family-generic-asian="swiss" style:font-size-asian="9pt" style:font-weight-asian="bold" style:font-family-complex="'Liberation Sans'" style:font-style-name-complex="Regular" style:font-family-generic-complex="swiss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ff0000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0000f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cm" svg:height="0.6cm" svg:x="13.499cm" svg:y="1.4cm">
          <text:p text:style-name="P1"><text:span text:style-name="T1">Inicio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5.8cm" svg:height="1.7cm" svg:x="11.5cm" svg:y="2.7cm">
          <text:p text:style-name="P1"><text:span text:style-name="T2">Inicializar variables globales:</text:span></text:p>
          <text:p text:style-name="P3"><text:span text:style-name="T3">fin-simulacion = leer()</text:span></text:p>
          <text:p text:style-name="P3"><text:span text:style-name="T3">reloj = 0</text:span></text:p>
          <text:p text:style-name="P3"><text:span text:style-name="T3">agendar(“fin”, fin-simulac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.2cm" svg:height="2cm" svg:x="10.8cm" svg:y="5.2cm">
          <text:p text:style-name="P1"><text:span text:style-name="T2">Inicializar varibles locales de nodos:</text:span></text:p>
          <text:p text:style-name="P3"><text:span text:style-name="T3">buffer = 0</text:span></text:p>
          <text:p text:style-name="P3"><text:span text:style-name="T3">buffer-max = 0</text:span></text:p>
          <text:p text:style-name="P3"><text:span text:style-name="T3">libre = no</text:span></text:p>
          <text:p text:style-name="P3"><text:span text:style-name="T3">ventana-envio = tiempo de tx de un paquete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8.101cm" svg:height="2.4cm" svg:x="10.399cm" svg:y="7.9cm">
          <text:p text:style-name="P1"><text:span text:style-name="T2">Agendar un arribo en cada nodo fuente:</text:span></text:p>
          <text:p text:style-name="P3"><text:span text:style-name="T4">&gt;&gt;inicia para cada nodo i fuente</text:span></text:p>
          <text:p text:style-name="P3"><text:span text:style-name="T4">&gt;&gt;</text:span><text:span text:style-name="T4"><text:tab/></text:span><text:span text:style-name="T4">arribo-de-paquete = random-poisson (</text:span><text:span text:style-name="T5">λ</text:span><text:span text:style-name="T4">)</text:span></text:p>
          <text:p text:style-name="P3"><text:span text:style-name="T4">&gt;&gt;</text:span><text:span text:style-name="T4"><text:tab/></text:span><text:span text:style-name="T4">agendar (“arribo”, nodo i, arribo-de-paquete)</text:span></text:p>
          <text:p text:style-name="P3"><text:span text:style-name="T4">&gt;&gt;termina para cada nodo i fuent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7cm" svg:height="1.3cm" svg:x="10.6cm" svg:y="11.6cm">
          <text:p text:style-name="P1"><text:span text:style-name="T2">Obtener el siguiente evento de la agenda:</text:span></text:p>
          <text:p text:style-name="P3"><text:span text:style-name="T3">siguiente-evento = prox-evento-en-agenda()</text:span></text:p>
          <text:p text:style-name="P3"><text:span text:style-name="T3">nodo-en-turno = obtiene-nodo (siguiente-evento)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3.8cm" svg:height="1.9cm" svg:x="12.4cm" svg:y="15.6cm">
          <text:p text:style-name="P1"><text:span text:style-name="T2">siguiente-evento=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6" draw:layer="layout" svg:width="3.8cm" svg:height="1.1cm" svg:x="12.4cm" svg:y="19.6cm">
          <text:p text:style-name="P1"><text:span text:style-name="T2">Imprime estádistica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8cm" svg:x="13.8cm" svg:y="22cm">
          <text:p text:style-name="P1"><text:span text:style-name="T2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3.464cm" svg:height="1.733cm" svg:x="11.936cm" svg:y="18.067cm">
          <draw:text-box>
            <text:p><text:span text:style-name="T6">fin-simulacion</text:span></text:p>
            <text:p><text:span text:style-name="T6">(lo ejecuta el observador)</text:span></text:p>
          </draw:text-box>
        </draw:frame>
        <draw:custom-shape draw:style-name="gr2" draw:text-style-name="P6" draw:layer="layout" svg:width="8.4cm" svg:height="1.7cm" svg:x="19.2cm" svg:y="15.5cm">
          <text:p text:style-name="P1"><text:span text:style-name="T2">Agendar arribo si el nodo es fuente y no hay otro </text:span></text:p>
          <text:p text:style-name="P1"><text:span text:style-name="T2">arribo proximo:</text:span></text:p>
          <text:p text:style-name="P3"><text:span text:style-name="T7">&gt;&gt;arribo-de-paquete = random-poisson (</text:span><text:span text:style-name="T8">λ</text:span><text:span text:style-name="T7">) + reloj</text:span></text:p>
          <text:p text:style-name="P3"><text:span text:style-name="T4">&gt;&gt;agendar (“arribo”, nodo-en-turno, arribo-de-paquete)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1cm" svg:height="1.733cm" svg:x="15.8cm" svg:y="16.267cm">
          <draw:text-box>
            <text:p><text:span text:style-name="T6">arribo-de-paquete</text:span></text:p>
            <text:p><text:span text:style-name="T6">(lo ejecuta el nodo-en-turno)</text:span></text:p>
          </draw:text-box>
        </draw:frame>
        <draw:line draw:style-name="gr5" draw:text-style-name="P1" draw:layer="layout" svg:x1="14.4cm" svg:y1="2cm" svg:x2="14.4cm" svg:y2="2.7cm">
          <text:p/>
        </draw:line>
        <draw:line draw:style-name="gr5" draw:text-style-name="P1" draw:layer="layout" svg:x1="14.4cm" svg:y1="4.4cm" svg:x2="14.4cm" svg:y2="5.2cm">
          <text:p/>
        </draw:line>
        <draw:line draw:style-name="gr5" draw:text-style-name="P1" draw:layer="layout" svg:x1="14.4cm" svg:y1="7.2cm" svg:x2="14.4cm" svg:y2="7.9cm">
          <text:p/>
        </draw:line>
        <draw:line draw:style-name="gr5" draw:text-style-name="P1" xml:id="id10" draw:id="id10" draw:layer="layout" svg:x1="14.399cm" svg:y1="10.3cm" svg:x2="14.399cm" svg:y2="11.6cm">
          <text:p/>
        </draw:line>
        <draw:line draw:style-name="gr5" draw:text-style-name="P1" draw:layer="layout" svg:x1="16.1cm" svg:y1="16.5cm" svg:x2="19.2cm" svg:y2="16.5cm">
          <text:p/>
        </draw:line>
        <draw:line draw:style-name="gr5" draw:text-style-name="P1" draw:layer="layout" svg:x1="14.3cm" svg:y1="17.4cm" svg:x2="14.3cm" svg:y2="19.6cm">
          <text:p/>
        </draw:line>
        <draw:line draw:style-name="gr5" draw:text-style-name="P1" draw:layer="layout" svg:x1="14.3cm" svg:y1="20.7cm" svg:x2="14.3cm" svg:y2="22cm">
          <text:p/>
        </draw:line>
        <draw:custom-shape draw:style-name="gr2" draw:text-style-name="P6" xml:id="id1" draw:id="id1" draw:layer="layout" svg:width="2cm" svg:height="1.601cm" svg:x="22.6cm" svg:y="18.399cm">
          <text:p text:style-name="P1"><text:span text:style-name="T2">libre =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23.6cm" svg:y1="17.199cm" svg:x2="23.6cm" svg:y2="18.4cm">
          <text:p/>
        </draw:line>
        <draw:custom-shape draw:style-name="gr1" draw:text-style-name="P6" xml:id="id2" draw:id="id2" draw:layer="layout" svg:width="4.7cm" svg:height="0.8cm" svg:x="24.7cm" svg:y="20.5cm">
          <text:p text:style-name="P1"><text:span text:style-name="T2">Mete paquete en buff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4.6cm" svg:y1="19.2cm" svg:x2="27.05cm" svg:y2="20.5cm" draw:start-shape="id1" draw:start-glue-point="7" draw:end-shape="id2" svg:d="m24600 19200h2450v1300" svg:viewBox="0 0 2451 1301">
          <text:p/>
        </draw:connector>
        <draw:custom-shape draw:style-name="gr1" draw:text-style-name="P2" xml:id="id12" draw:id="id12" draw:layer="layout" svg:width="5.2cm" svg:height="1.2cm" svg:x="24.3cm" svg:y="23.3cm">
          <text:p text:style-name="P1"><text:span text:style-name="T2">Si el buffer es infinito:</text:span></text:p>
          <text:p text:style-name="P3"><text:span text:style-name="T1">cola-max = max(cola-max,cola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7.1cm" svg:y1="21.299cm" svg:x2="27.1cm" svg:y2="23.2cm">
          <text:p/>
        </draw:line>
        <draw:frame draw:style-name="gr7" draw:text-style-name="P8" draw:layer="layout" svg:width="1.6cm" svg:height="0.65cm" svg:x="24.5cm" svg:y="18.7cm">
          <draw:text-box>
            <text:p><text:span text:style-name="T9">no</text:span></text:p>
          </draw:text-box>
        </draw:frame>
        <draw:frame draw:style-name="gr7" draw:text-style-name="P8" draw:layer="layout" svg:width="1.3cm" svg:height="0.65cm" svg:x="21.9cm" svg:y="18.7cm">
          <draw:text-box>
            <text:p><text:span text:style-name="T9">si</text:span></text:p>
          </draw:text-box>
        </draw:frame>
        <draw:custom-shape draw:style-name="gr1" draw:text-style-name="P2" xml:id="id7" draw:id="id7" draw:layer="layout" svg:width="3.201cm" svg:height="0.7cm" svg:x="5.699cm" svg:y="21.9cm">
          <text:p text:style-name="P1"><text:span text:style-name="T2">Procesa paquete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cm" svg:height="1.5cm" svg:x="17.6cm" svg:y="21.6cm">
          <draw:text-box>
            <text:p text:style-name="P1"><text:span text:style-name="T10">Debemos preguntarnos <text:s/>por el control de congestion</text:span></text:p>
          </draw:text-box>
        </draw:frame>
        <draw:custom-shape draw:style-name="gr1" draw:text-style-name="P2" draw:layer="layout" svg:width="7.1cm" svg:height="1.101cm" svg:x="10.8cm" svg:y="13.699cm">
          <text:p text:style-name="P1"><text:span text:style-name="T2">Actualiza reloj:</text:span></text:p>
          <text:p text:style-name="P3"><text:span text:style-name="T4">&gt;&gt;reloj = obtiene-tiempo(siguiente-evento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3cm" svg:y1="14.799cm" svg:x2="14.3cm" svg:y2="15.5cm">
          <text:p/>
        </draw:line>
        <draw:line draw:style-name="gr5" draw:text-style-name="P1" draw:layer="layout" svg:x1="14.4cm" svg:y1="12.8cm" svg:x2="14.4cm" svg:y2="13.7cm">
          <text:p/>
        </draw:line>
        <draw:custom-shape draw:style-name="gr2" draw:text-style-name="P6" xml:id="id13" draw:id="id13" draw:layer="layout" svg:width="8.4cm" svg:height="1.7cm" svg:x="15.4cm" svg:y="23.2cm">
          <text:p text:style-name="P1"><text:span text:style-name="T2">Agendar envío de paquete:</text:span></text:p>
          <text:p text:style-name="P3"><text:span text:style-name="T7">&gt;&gt;tiempo-envio-paquete = random-exp(1/</text:span><text:span text:style-name="T8">λ</text:span><text:span text:style-name="T7">) +reloj</text:span></text:p>
          <text:p text:style-name="P3"><text:span text:style-name="T4">&gt;&gt;agendar (“envio”, nodo-destino, tiempo-envio-paque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4" draw:id="id4" draw:layer="layout" svg:width="2cm" svg:height="1.601cm" svg:x="6.399cm" svg:y="17.498cm">
          <text:p text:style-name="P1"><text:span text:style-name="T2">¿buffer </text:span></text:p>
          <text:p text:style-name="P1"><text:span text:style-name="T2">vací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2.4cm" svg:y1="16.55cm" svg:x2="7.399cm" svg:y2="17.498cm" draw:start-shape="id3" draw:start-glue-point="5" draw:end-shape="id4" draw:end-glue-point="4" svg:d="m12400 16550h-5001v948" svg:viewBox="0 0 5002 949">
          <text:p/>
        </draw:connector>
        <draw:custom-shape draw:style-name="gr1" draw:text-style-name="P6" xml:id="id5" draw:id="id5" draw:layer="layout" svg:width="4.7cm" svg:height="0.8cm" svg:x="2.599cm" svg:y="19.599cm">
          <text:p text:style-name="P1"><text:span text:style-name="T2">saca paquete de buffer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1cm" svg:height="1.733cm" svg:x="9cm" svg:y="16.368cm">
          <draw:text-box>
            <text:p><text:span text:style-name="T6">envio-de-paquete</text:span></text:p>
            <text:p><text:span text:style-name="T6">(lo ejecuta el nodo-en-turno)</text:span></text:p>
          </draw:text-box>
        </draw:frame>
        <draw:connector draw:style-name="gr6" draw:text-style-name="P1" draw:layer="layout" svg:x1="6.399cm" svg:y1="18.299cm" svg:x2="4.949cm" svg:y2="19.599cm" draw:start-shape="id4" draw:start-glue-point="5" draw:end-shape="id5" svg:d="m6399 18299h-1450v1300" svg:viewBox="0 0 1451 1301">
          <text:p/>
        </draw:connector>
        <draw:connector draw:style-name="gr6" draw:text-style-name="P1" draw:layer="layout" svg:x1="22.6cm" svg:y1="19.2cm" svg:x2="19.65cm" svg:y2="20.599cm" draw:start-shape="id1" draw:start-glue-point="5" draw:end-shape="id6" draw:end-glue-point="0" svg:d="m22600 19200h-2950v1399" svg:viewBox="0 0 2951 1400">
          <text:p/>
        </draw:connector>
        <draw:connector draw:style-name="gr6" draw:text-style-name="P1" draw:layer="layout" draw:line-skew="1.199cm 0.7cm" svg:x1="8.399cm" svg:y1="18.299cm" svg:x2="7.299cm" svg:y2="21.9cm" draw:start-shape="id4" draw:start-glue-point="7" draw:end-shape="id7" draw:end-glue-point="0" svg:d="m8399 18299h1701v2901h-2801v700" svg:viewBox="0 0 2802 3602">
          <text:p/>
        </draw:connector>
        <draw:custom-shape draw:style-name="gr2" draw:text-style-name="P6" xml:id="id9" draw:id="id9" draw:layer="layout" svg:width="8.5cm" svg:height="1.7cm" svg:x="6.6cm" svg:y="28.6cm">
          <text:p text:style-name="P1"><text:span text:style-name="T2">Agendar envío de paquete:</text:span></text:p>
          <text:p text:style-name="P3"><text:span text:style-name="T7">&gt;&gt;tiempo-envio-paquete = reloj</text:span></text:p>
          <text:p text:style-name="P3"><text:span text:style-name="T4">&gt;&gt;agendar (“envio”, nodo-destino, tiempo-envio-paque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5cm" svg:height="1.1cm" svg:x="8.4cm" svg:y="27.2cm">
          <draw:text-box draw:corner-radius="2.9cm">
            <text:p text:style-name="P1"><text:span text:style-name="T10">Debemos preguntarnos <text:s/>por el control de congestion</text:span></text:p>
          </draw:text-box>
        </draw:frame>
        <draw:custom-shape draw:style-name="gr2" draw:text-style-name="P6" draw:layer="layout" svg:width="9cm" svg:height="1.7cm" svg:x="2.8cm" svg:y="23.3cm">
          <text:p text:style-name="P1"><text:span text:style-name="T2">Agendar arribo de paquete en nodo destino:</text:span></text:p>
          <text:p text:style-name="P3"><text:span text:style-name="T7">&gt;&gt;tiempo-arribo-paquete = reloj</text:span></text:p>
          <text:p text:style-name="P3"><text:span text:style-name="T4">&gt;&gt;agendar (“arribo",nodo-destino, tiempo-arribo-paque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7.3cm" svg:y1="22.6cm" svg:x2="7.3cm" svg:y2="23.3cm">
          <text:p/>
        </draw:line>
        <draw:frame draw:style-name="gr7" draw:text-style-name="P8" draw:layer="layout" svg:width="1.3cm" svg:height="0.65cm" svg:x="8.4cm" svg:y="18.2cm">
          <draw:text-box>
            <text:p><text:span text:style-name="T9">si</text:span></text:p>
          </draw:text-box>
        </draw:frame>
        <draw:frame draw:style-name="gr7" draw:text-style-name="P8" draw:layer="layout" svg:width="1.6cm" svg:height="0.65cm" svg:x="5.6cm" svg:y="17.8cm">
          <draw:text-box>
            <text:p><text:span text:style-name="T9">no</text:span></text:p>
          </draw:text-box>
        </draw:frame>
        <draw:custom-shape draw:style-name="gr1" draw:text-style-name="P6" xml:id="id6" draw:id="id6" draw:layer="layout" svg:width="2.7cm" svg:height="0.8cm" svg:x="18.3cm" svg:y="20.599cm">
          <text:p text:style-name="P1"><text:span text:style-name="T2">libre = no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8" draw:id="id8" draw:layer="layout" svg:width="2cm" svg:height="1.601cm" svg:x="6.3cm" svg:y="26.2cm">
          <text:p text:style-name="P1"><text:span text:style-name="T2">¿buffer </text:span></text:p>
          <text:p text:style-name="P1"><text:span text:style-name="T2">vací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line-skew="0.05cm" svg:x1="4.949cm" svg:y1="20.399cm" svg:x2="7.299cm" svg:y2="21.9cm" draw:start-shape="id5" draw:start-glue-point="2" draw:end-shape="id7" draw:end-glue-point="0" svg:d="m4949 20399v801h2350v700" svg:viewBox="0 0 2351 1502">
          <text:p/>
        </draw:connector>
        <draw:connector draw:style-name="gr6" draw:text-style-name="P1" draw:layer="layout" svg:x1="8.3cm" svg:y1="27.001cm" svg:x2="10.85cm" svg:y2="28.6cm" draw:start-shape="id8" draw:start-glue-point="7" draw:end-shape="id9" draw:end-glue-point="0" svg:d="m8300 27001h2550v1599" svg:viewBox="0 0 2551 1600">
          <text:p/>
        </draw:connector>
        <draw:line draw:style-name="gr11" draw:text-style-name="P1" draw:layer="layout" svg:x1="7.3cm" svg:y1="24.999cm" svg:x2="7.3cm" svg:y2="26.2cm">
          <text:p/>
        </draw:line>
        <draw:frame draw:style-name="gr7" draw:text-style-name="P8" draw:layer="layout" svg:width="1.6cm" svg:height="0.65cm" svg:x="8.2cm" svg:y="26.5cm">
          <draw:text-box>
            <text:p><text:span text:style-name="T9">no</text:span></text:p>
          </draw:text-box>
        </draw:frame>
        <draw:custom-shape draw:style-name="gr1" draw:text-style-name="P6" xml:id="id11" draw:id="id11" draw:layer="layout" svg:width="2.7cm" svg:height="0.8cm" svg:x="2.499cm" svg:y="28.998cm">
          <text:p text:style-name="P1"><text:span text:style-name="T2">libre = si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499cm -14.301cm" svg:x1="10.85cm" svg:y1="30.3cm" svg:x2="14.399cm" svg:y2="10.95cm" draw:start-shape="id9" draw:start-glue-point="2" draw:end-shape="id10" draw:end-glue-point="1" svg:d="m10850 30300v1000h-9550v-20350h13099" svg:viewBox="0 0 13100 20351">
          <text:p/>
        </draw:connector>
        <draw:frame draw:style-name="gr7" draw:text-style-name="P8" draw:layer="layout" svg:width="1.3cm" svg:height="0.65cm" svg:x="5.7cm" svg:y="26.5cm">
          <draw:text-box>
            <text:p><text:span text:style-name="T9">si</text:span></text:p>
          </draw:text-box>
        </draw:frame>
        <draw:connector draw:style-name="gr6" draw:text-style-name="P1" draw:layer="layout" svg:x1="6.3cm" svg:y1="27.001cm" svg:x2="3.849cm" svg:y2="28.998cm" draw:start-shape="id8" draw:start-glue-point="5" draw:end-shape="id11" draw:end-glue-point="0" svg:d="m6300 27001h-2451v1997" svg:viewBox="0 0 2452 1998">
          <text:p/>
        </draw:connector>
        <draw:line draw:style-name="gr11" draw:text-style-name="P1" draw:layer="layout" svg:x1="3.8cm" svg:y1="29.799cm" svg:x2="3.8cm" svg:y2="31.3cm">
          <text:p/>
        </draw:line>
        <draw:connector draw:style-name="gr6" draw:text-style-name="P1" draw:layer="layout" svg:x1="29.5cm" svg:y1="23.9cm" svg:x2="14.399cm" svg:y2="10.95cm" draw:start-shape="id12" draw:start-glue-point="1" draw:end-shape="id10" draw:end-glue-point="1" svg:d="m29500 23900h501v-12950h-15602" svg:viewBox="0 0 15603 12951">
          <text:p/>
        </draw:connector>
        <draw:connector draw:style-name="gr6" draw:text-style-name="P1" draw:layer="layout" svg:x1="19.6cm" svg:y1="24.9cm" svg:x2="29.994cm" svg:y2="23.863cm" draw:start-shape="id13" draw:start-glue-point="2" svg:d="m19600 24900v501h10394v-1538" svg:viewBox="0 0 10395 1539">
          <text:p/>
        </draw:connector>
        <draw:line draw:style-name="gr5" draw:text-style-name="P1" draw:layer="layout" svg:x1="19.6cm" svg:y1="21.299cm" svg:x2="19.6cm" svg:y2="23.1cm">
          <text:p/>
        </draw:line>
        <draw:frame draw:style-name="gr13" draw:text-style-name="P10" draw:layer="layout" svg:width="5.6cm" svg:height="0.963cm" svg:x="20.8cm" svg:y="17.3cm">
          <draw:text-box>
            <text:p text:style-name="P1"><text:span text:style-name="T11">Debemos preguntarnos <text:s/>por las pérdidas por efectos inalámbricos</text:span></text:p>
          </draw:text-box>
        </draw:frame>
        <draw:frame draw:style-name="gr13" draw:text-style-name="P10" draw:layer="layout" svg:width="5.6cm" svg:height="0.963cm" svg:x="24.3cm" svg:y="21.5cm">
          <draw:text-box>
            <text:p text:style-name="P1"><text:span text:style-name="T11">Pérdidas por congestión si el buffer esta lleno</text:span></text:p>
          </draw:text-box>
        </draw:frame>
        <draw:frame draw:style-name="gr13" draw:text-style-name="P10" draw:layer="layout" svg:width="5.6cm" svg:height="0.963cm" svg:x="4.5cm" svg:y="25.001cm">
          <draw:text-box>
            <text:p text:style-name="P1"><text:span text:style-name="T11">Pérdidas por encaminamiento si no hay un nodo destino al cuál enviar</text:span></text:p>
          </draw:text-box>
        </draw:frame>
        <draw:custom-shape draw:style-name="gr14" draw:text-style-name="P11" draw:layer="layout" svg:width="2.8cm" svg:height="1.9cm" svg:x="27.9cm" svg:y="15.1cm">
          <text:p text:style-name="P1"><text:span text:style-name="T9">si no es fuente </text:span></text:p>
          <text:p text:style-name="P1"><text:span text:style-name="T9">pintar trayectori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3" draw:display-name="Arrowheads 3" svg:viewBox="0 0 1131 902" svg:d="m564 0-564 902h1131z"/>
    <draw:marker draw:name="Arrowheads_20_5" draw:display-name="Arrowheads 5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1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8T18:38:03</meta:creation-date>
    <meta:editing-duration>PT6H28M24S</meta:editing-duration>
    <meta:editing-cycles>106</meta:editing-cycles>
    <meta:generator>LibreOffice/3.5$Linux_X86_64 LibreOffice_project/350m1$Build-2</meta:generator>
    <meta:initial-creator>Dan </meta:initial-creator>
    <dc:date>2013-02-20T23:54:25</dc:date>
    <dc:creator>Dan </dc:creator>
    <meta:document-statistic meta:object-count="63"/>
  </office:meta>
</office:document-meta>
</file>